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2BC000002BC7EF31EFF.gif"/>
  <manifest:file-entry manifest:media-type="image/gif" manifest:full-path="Pictures/10000200000002BC000002BC63470FAC.gif"/>
  <manifest:file-entry manifest:media-type="image/gif" manifest:full-path="Pictures/10000200000002BC000002BC22E9FE6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fill-color="#996633" draw:textarea-horizontal-align="justify" draw:textarea-vertical-align="middle" draw:auto-grow-height="fals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666666" draw:textarea-vertical-align="middle"/>
    </style:style>
    <style:style style:name="gr6" style:family="graphic" style:parent-style-name="standard">
      <style:graphic-properties draw:fill-color="#333333" draw:textarea-vertical-align="middle"/>
    </style:style>
    <style:style style:name="gr7" style:family="graphic" style:parent-style-name="standard">
      <style:graphic-properties svg:stroke-width="0.01cm" svg:stroke-color="#000000" draw:marker-start-width="0.235cm" draw:marker-end-width="0.235cm" draw:fill-color="#ff3333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993cm"/>
    </style:style>
    <style:style style:name="gr9" style:family="graphic" style:parent-style-name="standard">
      <style:graphic-properties svg:stroke-width="0.01cm" svg:stroke-color="#333333" draw:marker-start-width="0.235cm" draw:marker-end-width="0.235cm" draw:fill-color="#ffd320" draw:textarea-vertical-align="middle" fo:padding-top="0.13cm" fo:padding-bottom="0.13cm" fo:padding-left="0.255cm" fo:padding-right="0.255cm"/>
    </style:style>
    <style:style style:name="gr10" style:family="graphic" style:parent-style-name="standard">
      <style:graphic-properties svg:stroke-width="0.03cm" svg:stroke-color="#000000" draw:marker-start="Arrow" draw:marker-start-width="0.32cm" draw:marker-end="" draw:marker-end-width="0.32cm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1.68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width="0.03cm" svg:stroke-color="#000000" draw:marker-start="" draw:marker-start-width="0.32cm" draw:marker-end="Arrow" draw:marker-end-width="0.32cm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1.598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3cm" fo:min-width="16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005cm"/>
    </style:style>
    <style:style style:name="gr17" style:family="graphic" style:parent-style-name="standard">
      <style:graphic-properties svg:stroke-width="0.03cm" svg:stroke-color="#000000" draw:marker-start-width="0.33cm" draw:marker-end="Arrow" draw:marker-end-width="0.33cm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857cm" fo:min-width="0.819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svg:stroke-width="0.03cm" svg:stroke-color="#000000" draw:marker-start="Arrow" draw:marker-start-width="0.315cm" draw:marker-end="" draw:marker-end-width="0.315cm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57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8.7cm" svg:height="9.7cm" svg:x="1.4cm" svg:y="15.7cm">
            <text:p/>
          </draw:rect>
          <draw:rect draw:style-name="gr2" draw:text-style-name="P1" draw:layer="layout" svg:width="8.5cm" svg:height="9.5cm" svg:x="1.5cm" svg:y="15.75cm">
            <text:p/>
          </draw:rect>
          <draw:custom-shape draw:style-name="gr3" draw:text-style-name="P1" draw:layer="layout" svg:width="0.1cm" svg:height="5.3cm" svg:x="8.95cm" svg:y="19.5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" draw:layer="layout" svg:width="7cm" svg:height="7cm" svg:x="2.25cm" svg:y="16cm">
            <draw:image xlink:href="Pictures/10000200000002BC000002BC22E9FE6C.gif" xlink:type="simple" xlink:show="embed" xlink:actuate="onLoad">
              <text:p/>
            </draw:image>
          </draw:frame>
          <draw:g>
            <draw:circle draw:style-name="gr5" draw:text-style-name="P1" draw:layer="layout" svg:width="0.5cm" svg:height="0.5cm" svg:x="8.552cm" svg:y="22.699cm">
              <text:p/>
            </draw:circle>
            <draw:circle draw:style-name="gr6" draw:text-style-name="P1" draw:layer="layout" svg:width="0.4cm" svg:height="0.4cm" svg:x="8.602cm" svg:y="22.749cm">
              <text:p/>
            </draw:circle>
          </draw:g>
          <draw:custom-shape draw:style-name="gr7" draw:text-style-name="P1" draw:layer="layout" svg:width="0.4cm" svg:height="0.4cm" svg:x="5.55cm" svg:y="23.1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1.493cm" svg:height="0.679cm" svg:x="4.954cm" svg:y="23.56cm">
            <draw:text-box>
              <text:p><text:span text:style-name="T1">Sensor</text:span></text:p>
            </draw:text-box>
          </draw:frame>
          <draw:circle draw:style-name="gr9" draw:text-style-name="P1" draw:layer="layout" svg:width="0.25cm" svg:height="0.25cm" svg:x="8.47cm" svg:y="17.738cm">
            <text:p/>
          </draw:circle>
          <draw:circle draw:style-name="gr9" draw:text-style-name="P1" draw:layer="layout" svg:width="0.25cm" svg:height="0.25cm" svg:x="2.77cm" svg:y="17.738cm">
            <text:p/>
          </draw:circle>
        </draw:g>
        <draw:g>
          <draw:rect draw:style-name="gr1" draw:text-style-name="P1" draw:layer="layout" svg:width="8.7cm" svg:height="9.7cm" svg:x="10.9cm" svg:y="2.4cm">
            <text:p/>
          </draw:rect>
          <draw:rect draw:style-name="gr2" draw:text-style-name="P1" draw:layer="layout" svg:width="8.5cm" svg:height="9.5cm" svg:x="11cm" svg:y="2.5cm">
            <text:p/>
          </draw:rect>
          <draw:custom-shape draw:style-name="gr3" draw:text-style-name="P1" draw:layer="layout" svg:width="0.1cm" svg:height="5.3cm" svg:x="18.2cm" svg:y="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ircle draw:style-name="gr5" draw:text-style-name="P1" draw:layer="layout" svg:width="0.5cm" svg:height="0.5cm" svg:x="17.802cm" svg:y="9.698cm">
              <text:p/>
            </draw:circle>
            <draw:circle draw:style-name="gr6" draw:text-style-name="P1" draw:layer="layout" svg:width="0.4cm" svg:height="0.4cm" svg:x="17.852cm" svg:y="9.748cm">
              <text:p/>
            </draw:circle>
          </draw:g>
          <draw:frame draw:style-name="gr4" draw:text-style-name="P1" draw:layer="layout" svg:width="7cm" svg:height="7cm" svg:x="11.5cm" svg:y="3cm">
            <draw:image xlink:href="Pictures/10000200000002BC000002BC63470FAC.gif" xlink:type="simple" xlink:show="embed" xlink:actuate="onLoad">
              <text:p/>
            </draw:image>
          </draw:frame>
          <draw:custom-shape draw:style-name="gr7" draw:text-style-name="P1" draw:layer="layout" svg:width="0.4cm" svg:height="0.4cm" svg:x="14.8cm" svg:y="10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1.493cm" svg:height="0.679cm" svg:x="14.202cm" svg:y="10.56cm">
            <draw:text-box>
              <text:p><text:span text:style-name="T1">Sensor</text:span></text:p>
            </draw:text-box>
          </draw:frame>
          <draw:circle draw:style-name="gr10" draw:text-style-name="P1" draw:layer="layout" svg:width="7.9cm" svg:height="7.9cm" svg:x="11.187cm" svg:y="2.535cm" draw:kind="arc" draw:start-angle="329.1" draw:end-angle="35.26">
            <text:p/>
          </draw:circle>
          <draw:frame draw:style-name="gr11" draw:text-style-name="P3" draw:layer="layout" svg:width="2.187cm" svg:height="1.107cm" svg:x="11.701cm" svg:y="9.601cm">
            <draw:text-box>
              <text:p text:style-name="P1"><text:span text:style-name="T1">Handstroke</text:span></text:p>
              <text:p text:style-name="P1"><text:span text:style-name="T1">Trigger</text:span></text:p>
            </draw:text-box>
          </draw:frame>
          <draw:line draw:style-name="gr12" draw:text-style-name="P1" draw:layer="layout" svg:x1="13.6cm" svg:y1="10.2cm" svg:x2="14.9cm" svg:y2="9.8cm">
            <text:p/>
          </draw:line>
          <draw:circle draw:style-name="gr9" draw:text-style-name="P1" draw:layer="layout" svg:width="0.25cm" svg:height="0.25cm" svg:x="12.035cm" svg:y="4.724cm">
            <text:p/>
          </draw:circle>
          <draw:circle draw:style-name="gr9" draw:text-style-name="P1" draw:layer="layout" svg:width="0.25cm" svg:height="0.25cm" svg:x="14.877cm" svg:y="9.654cm">
            <text:p/>
          </draw:circle>
        </draw:g>
        <draw:g>
          <draw:rect draw:style-name="gr1" draw:text-style-name="P1" draw:layer="layout" svg:width="8.7cm" svg:height="9.7cm" svg:x="1.4cm" svg:y="2.4cm">
            <text:p/>
          </draw:rect>
          <draw:rect draw:style-name="gr2" draw:text-style-name="P1" draw:layer="layout" svg:width="8.5cm" svg:height="9.5cm" svg:x="1.5cm" svg:y="2.5cm">
            <text:p/>
          </draw:rect>
          <draw:custom-shape draw:style-name="gr3" draw:text-style-name="P1" draw:layer="layout" svg:width="3.056cm" svg:height="0.1cm" svg:x="6cm" svg:y="9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1cm" svg:height="1.85cm" svg:x="9.2cm" svg:y="9.9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ircle draw:style-name="gr5" draw:text-style-name="P1" draw:layer="layout" svg:width="0.5cm" svg:height="0.5cm" svg:x="8.802cm" svg:y="9.698cm">
              <text:p/>
            </draw:circle>
            <draw:circle draw:style-name="gr6" draw:text-style-name="P1" draw:layer="layout" svg:width="0.4cm" svg:height="0.4cm" svg:x="8.852cm" svg:y="9.748cm">
              <text:p/>
            </draw:circle>
          </draw:g>
          <draw:frame draw:style-name="gr4" draw:text-style-name="P1" draw:layer="layout" svg:width="7cm" svg:height="7cm" svg:x="2.5cm" svg:y="3cm">
            <draw:image xlink:href="Pictures/10000200000002BC000002BC7EF31EFF.gif" xlink:type="simple" xlink:show="embed" xlink:actuate="onLoad">
              <text:p/>
            </draw:image>
          </draw:frame>
          <draw:custom-shape draw:style-name="gr7" draw:text-style-name="P1" draw:layer="layout" svg:width="0.4cm" svg:height="0.4cm" svg:x="5.8cm" svg:y="10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1.493cm" svg:height="0.679cm" svg:x="5.201cm" svg:y="10.56cm">
            <draw:text-box>
              <text:p><text:span text:style-name="T1">Sensor</text:span></text:p>
            </draw:text-box>
          </draw:frame>
          <draw:circle draw:style-name="gr13" draw:text-style-name="P1" draw:layer="layout" svg:width="7.9cm" svg:height="7.9cm" svg:x="1.875cm" svg:y="2.522cm" draw:kind="arc" draw:start-angle="144.74" draw:end-angle="210.9">
            <text:p/>
          </draw:circle>
          <draw:frame draw:style-name="gr14" draw:text-style-name="P3" draw:layer="layout" svg:width="2.098cm" svg:height="1.107cm" svg:x="2.8cm" svg:y="9.6cm">
            <draw:text-box>
              <text:p text:style-name="P1"><text:span text:style-name="T1">Backstroke</text:span></text:p>
              <text:p text:style-name="P1"><text:span text:style-name="T1">Trigger</text:span></text:p>
            </draw:text-box>
          </draw:frame>
          <draw:line draw:style-name="gr12" draw:text-style-name="P1" draw:layer="layout" svg:x1="4.6cm" svg:y1="10.2cm" svg:x2="5.9cm" svg:y2="9.8cm">
            <text:p/>
          </draw:line>
          <draw:circle draw:style-name="gr9" draw:text-style-name="P1" draw:layer="layout" svg:width="0.25cm" svg:height="0.25cm" svg:x="8.707cm" svg:y="4.724cm">
            <text:p/>
          </draw:circle>
          <draw:circle draw:style-name="gr9" draw:text-style-name="P1" draw:layer="layout" svg:width="0.25cm" svg:height="0.25cm" svg:x="5.872cm" svg:y="9.65cm">
            <text:p/>
          </draw:circle>
        </draw:g>
        <draw:frame draw:style-name="gr15" draw:text-style-name="P1" draw:layer="layout" svg:width="17cm" svg:height="0.963cm" svg:x="2cm" svg:y="27.037cm">
          <draw:text-box>
            <text:p text:style-name="P1">Dual Trigger Diagrams</text:p>
          </draw:text-box>
        </draw:frame>
      </draw:page>
      <draw:page draw:name="page2" draw:style-name="dp1" draw:master-page-name="Default">
        <draw:g>
          <draw:rect draw:style-name="gr1" draw:text-style-name="P1" draw:layer="layout" svg:width="8.7cm" svg:height="9.7cm" svg:x="1.4cm" svg:y="15.7cm">
            <text:p/>
          </draw:rect>
          <draw:rect draw:style-name="gr2" draw:text-style-name="P1" draw:layer="layout" svg:width="8.5cm" svg:height="9.5cm" svg:x="1.5cm" svg:y="15.75cm">
            <text:p/>
          </draw:rect>
          <draw:custom-shape draw:style-name="gr3" draw:text-style-name="P1" draw:layer="layout" svg:width="0.1cm" svg:height="5.3cm" svg:x="8.95cm" svg:y="19.5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" draw:layer="layout" svg:width="7cm" svg:height="7cm" svg:x="2.25cm" svg:y="16cm">
            <draw:image xlink:href="Pictures/10000200000002BC000002BC22E9FE6C.gif" xlink:type="simple" xlink:show="embed" xlink:actuate="onLoad">
              <text:p/>
            </draw:image>
          </draw:frame>
          <draw:g>
            <draw:circle draw:style-name="gr5" draw:text-style-name="P1" draw:layer="layout" svg:width="0.5cm" svg:height="0.5cm" svg:x="8.552cm" svg:y="22.699cm">
              <text:p/>
            </draw:circle>
            <draw:circle draw:style-name="gr6" draw:text-style-name="P1" draw:layer="layout" svg:width="0.4cm" svg:height="0.4cm" svg:x="8.602cm" svg:y="22.749cm">
              <text:p/>
            </draw:circle>
          </draw:g>
          <draw:custom-shape draw:style-name="gr7" draw:text-style-name="P1" draw:layer="layout" svg:width="0.4cm" svg:height="0.4cm" svg:x="5.55cm" svg:y="23.1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1.493cm" svg:height="0.679cm" svg:x="4.953cm" svg:y="23.559cm">
            <draw:text-box>
              <text:p><text:span text:style-name="T1">Sensor</text:span></text:p>
            </draw:text-box>
          </draw:frame>
          <draw:frame draw:style-name="gr16" draw:text-style-name="P2" draw:layer="layout" svg:width="1.505cm" svg:height="0.679cm" svg:x="3.054cm" svg:y="22.86cm">
            <draw:text-box>
              <text:p><text:span text:style-name="T1">Trigger</text:span></text:p>
            </draw:text-box>
          </draw:frame>
          <draw:line draw:style-name="gr12" draw:text-style-name="P1" draw:layer="layout" svg:x1="4.35cm" svg:y1="23.199cm" svg:x2="5.65cm" svg:y2="22.799cm">
            <text:p/>
          </draw:line>
          <draw:circle draw:style-name="gr9" draw:text-style-name="P1" draw:layer="layout" svg:width="0.25cm" svg:height="0.25cm" svg:x="5.628cm" svg:y="22.654cm">
            <text:p/>
          </draw:circle>
        </draw:g>
        <draw:frame draw:style-name="gr15" draw:layer="layout" svg:width="17cm" svg:height="0.963cm" svg:x="2cm" svg:y="27cm">
          <draw:text-box>
            <text:p>Single Trigger Diagrams</text:p>
          </draw:text-box>
        </draw:frame>
        <draw:g>
          <draw:rect draw:style-name="gr1" draw:text-style-name="P1" draw:layer="layout" svg:width="8.7cm" svg:height="9.7cm" svg:x="1.4cm" svg:y="2.4cm">
            <text:p/>
          </draw:rect>
          <draw:circle draw:style-name="gr17" draw:text-style-name="P1" draw:layer="layout" svg:width="8cm" svg:height="8cm" svg:x="1.9cm" svg:y="2.6cm" draw:kind="arc" draw:start-angle="149.77" draw:end-angle="270.35">
            <text:p/>
          </draw:circle>
          <draw:rect draw:style-name="gr2" draw:text-style-name="P1" draw:layer="layout" svg:width="8.5cm" svg:height="9.5cm" svg:x="1.5cm" svg:y="2.5cm">
            <text:p/>
          </draw:rect>
          <draw:custom-shape draw:style-name="gr3" draw:text-style-name="P1" draw:layer="layout" svg:width="3.056cm" svg:height="0.1cm" svg:x="6.013cm" svg:y="9.7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1cm" svg:height="1.85cm" svg:x="9.213cm" svg:y="9.9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ircle draw:style-name="gr5" draw:text-style-name="P1" draw:layer="layout" svg:width="0.5cm" svg:height="0.5cm" svg:x="8.815cm" svg:y="9.7cm">
              <text:p/>
            </draw:circle>
            <draw:circle draw:style-name="gr6" draw:text-style-name="P1" draw:layer="layout" svg:width="0.4cm" svg:height="0.4cm" svg:x="8.865cm" svg:y="9.75cm">
              <text:p/>
            </draw:circle>
          </draw:g>
          <draw:frame draw:style-name="gr18" draw:text-style-name="P3" draw:layer="layout" svg:width="1.319cm" svg:height="1.107cm" svg:x="3.6cm" svg:y="9.8cm">
            <draw:text-box>
              <text:p text:style-name="P1"><text:span text:style-name="T1">Delay</text:span></text:p>
              <text:p text:style-name="P1"><text:span text:style-name="T1">Time</text:span></text:p>
            </draw:text-box>
          </draw:frame>
          <draw:frame draw:style-name="gr4" draw:text-style-name="P1" draw:layer="layout" svg:width="7cm" svg:height="7cm" svg:x="2.513cm" svg:y="3.002cm">
            <draw:image xlink:href="Pictures/10000200000002BC000002BC7EF31EFF.gif" xlink:type="simple" xlink:show="embed" xlink:actuate="onLoad">
              <text:p/>
            </draw:image>
          </draw:frame>
          <draw:custom-shape draw:style-name="gr7" draw:text-style-name="P1" draw:layer="layout" svg:width="0.4cm" svg:height="0.4cm" svg:x="5.813cm" svg:y="10.1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1.493cm" svg:height="0.679cm" svg:x="5.214cm" svg:y="10.562cm">
            <draw:text-box>
              <text:p><text:span text:style-name="T1">Sensor</text:span></text:p>
            </draw:text-box>
          </draw:frame>
          <draw:circle draw:style-name="gr19" draw:text-style-name="P1" draw:layer="layout" svg:width="0.1cm" svg:height="0.1cm" svg:x="3.4cm" svg:y="11cm" draw:kind="arc" draw:start-angle="15.47" draw:end-angle="337.11">
            <text:p/>
          </draw:circle>
          <draw:circle draw:style-name="gr9" draw:text-style-name="P1" draw:layer="layout" svg:width="0.25cm" svg:height="0.25cm" svg:x="3.042cm" svg:y="4.724cm">
            <text:p/>
          </draw:circle>
        </draw:g>
        <draw:g>
          <draw:rect draw:style-name="gr1" draw:text-style-name="P1" draw:layer="layout" svg:width="8.7cm" svg:height="9.7cm" svg:x="10.9cm" svg:y="2.4cm">
            <text:p/>
          </draw:rect>
          <draw:custom-shape draw:style-name="gr3" draw:text-style-name="P1" draw:layer="layout" svg:width="0.1cm" svg:height="5.3cm" svg:x="18.213cm" svg:y="6.5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ircle draw:style-name="gr20" draw:text-style-name="P1" draw:layer="layout" svg:width="8cm" svg:height="8cm" svg:x="11.025cm" svg:y="2.603cm" draw:kind="arc" draw:start-angle="269.66" draw:end-angle="30.23">
            <text:p/>
          </draw:circle>
          <draw:frame draw:style-name="gr21" draw:text-style-name="P3" draw:layer="layout" svg:width="1.32cm" svg:height="1.107cm" svg:x="16.08cm" svg:y="9.7cm">
            <draw:text-box>
              <text:p text:style-name="P1"><text:span text:style-name="T1">Delay</text:span></text:p>
              <text:p text:style-name="P1"><text:span text:style-name="T1">Time</text:span></text:p>
            </draw:text-box>
          </draw:frame>
          <draw:rect draw:style-name="gr2" draw:text-style-name="P1" draw:layer="layout" svg:width="8.5cm" svg:height="9.5cm" svg:x="11cm" svg:y="2.5cm">
            <text:p/>
          </draw:rect>
          <draw:g>
            <draw:circle draw:style-name="gr5" draw:text-style-name="P1" draw:layer="layout" svg:width="0.5cm" svg:height="0.5cm" svg:x="17.815cm" svg:y="9.7cm">
              <text:p/>
            </draw:circle>
            <draw:circle draw:style-name="gr6" draw:text-style-name="P1" draw:layer="layout" svg:width="0.4cm" svg:height="0.4cm" svg:x="17.865cm" svg:y="9.75cm">
              <text:p/>
            </draw:circle>
          </draw:g>
          <draw:frame draw:style-name="gr4" draw:text-style-name="P1" draw:layer="layout" svg:width="7cm" svg:height="7cm" svg:x="11.513cm" svg:y="3.002cm">
            <draw:image xlink:href="Pictures/10000200000002BC000002BC63470FAC.gif" xlink:type="simple" xlink:show="embed" xlink:actuate="onLoad">
              <text:p/>
            </draw:image>
          </draw:frame>
          <draw:custom-shape draw:style-name="gr7" draw:text-style-name="P1" draw:layer="layout" svg:width="0.4cm" svg:height="0.4cm" svg:x="14.813cm" svg:y="10.1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2" draw:layer="layout" svg:width="1.493cm" svg:height="0.679cm" svg:x="14.215cm" svg:y="10.562cm">
            <draw:text-box>
              <text:p><text:span text:style-name="T1">Sensor</text:span></text:p>
            </draw:text-box>
          </draw:frame>
          <draw:circle draw:style-name="gr9" draw:text-style-name="P1" draw:layer="layout" svg:width="0.25cm" svg:height="0.25cm" svg:x="17.742cm" svg:y="4.724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Instone-Cowie</meta:initial-creator>
    <meta:creation-date>2016-05-25T16:17:30.85</meta:creation-date>
    <dc:date>2018-01-18T21:04:18.11</dc:date>
    <dc:creator>Andrew Instone-Cowie</dc:creator>
    <meta:editing-duration>PT2H59M49S</meta:editing-duration>
    <meta:editing-cycles>13</meta:editing-cycles>
    <meta:generator>OpenOffice/4.1.2$Win32 OpenOffice.org_project/412m3$Build-9782</meta:generator>
    <meta:printed-by>Andrew Instone-Cowie</meta:printed-by>
    <meta:print-date>2016-05-25T17:47:30.27</meta:print-date>
    <meta:document-statistic meta:object-count="86"/>
  </office:meta>
</office:document-meta>
</file>